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F190</text:p>
          </table:table-cell>
          <table:table-cell office:value-type="string">
            <text:p>7890</text:p>
          </table:table-cell>
          <table:table-cell office:value-type="string">
            <text:p>8000</text:p>
          </table:table-cell>
          <table:table-cell office:value-type="string">
            <text:p>3C40</text:p>
          </table:table-cell>
          <table:table-cell table:formula="oooc:=DECIMAL([.A1];16)*4.096*1.2207/65535" office:value-type="float" office:value="4.71807749214923">
            <text:p>4.72</text:p>
          </table:table-cell>
          <table:table-cell table:formula="oooc:=DECIMAL([.B1];16)*4.096*2.4414/65535" office:value-type="float" office:value="4.70953246176242">
            <text:p>4.71</text:p>
          </table:table-cell>
          <table:table-cell table:formula="oooc:=IF(DECIMAL([.C1];16)&lt;=32767; DECIMAL([.C1];16); DECIMAL([.C1];16)-65536)" office:value-type="float" office:value="-32768">
            <text:p>-32768</text:p>
          </table:table-cell>
          <table:table-cell table:formula="oooc:=DECIMAL([.D1];16)" office:value-type="float" office:value="15424">
            <text:p>15424</text:p>
          </table:table-cell>
        </table:table-row>
        <table:table-row table:style-name="ro1">
          <table:table-cell office:value-type="string">
            <text:p>F1A0</text:p>
          </table:table-cell>
          <table:table-cell office:value-type="string">
            <text:p>7890</text:p>
          </table:table-cell>
          <table:table-cell office:value-type="string">
            <text:p>78D0</text:p>
          </table:table-cell>
          <table:table-cell office:value-type="string">
            <text:p>3C40</text:p>
          </table:table-cell>
          <table:table-cell table:formula="oooc:=DECIMAL([.A2];16)*4.096*1.2207/65535" office:value-type="float" office:value="4.71929821077592">
            <text:p>4.72</text:p>
          </table:table-cell>
          <table:table-cell table:formula="oooc:=DECIMAL([.B2];16)" office:value-type="float" office:value="30864">
            <text:p>30864</text:p>
          </table:table-cell>
          <table:table-cell table:formula="oooc:=DECIMAL([.C2];16)" office:value-type="float" office:value="30928">
            <text:p>30928</text:p>
          </table:table-cell>
          <table:table-cell table:formula="oooc:=DECIMAL([.D2];16)" office:value-type="float" office:value="15424">
            <text:p>15424</text:p>
          </table:table-cell>
        </table:table-row>
        <table:table-row table:style-name="ro1">
          <table:table-cell office:value-type="string">
            <text:p>F1C0</text:p>
          </table:table-cell>
          <table:table-cell office:value-type="string">
            <text:p>7890</text:p>
          </table:table-cell>
          <table:table-cell office:value-type="string">
            <text:p>78D0</text:p>
          </table:table-cell>
          <table:table-cell office:value-type="string">
            <text:p>3C30</text:p>
          </table:table-cell>
          <table:table-cell table:formula="oooc:=DECIMAL([.A3];16)*4.096*1.2207/65535" office:value-type="float" office:value="4.7217396480293">
            <text:p>4.72</text:p>
          </table:table-cell>
          <table:table-cell table:formula="oooc:=DECIMAL([.B3];16)" office:value-type="float" office:value="30864">
            <text:p>30864</text:p>
          </table:table-cell>
          <table:table-cell table:formula="oooc:=DECIMAL([.C3];16)" office:value-type="float" office:value="30928">
            <text:p>30928</text:p>
          </table:table-cell>
          <table:table-cell table:formula="oooc:=DECIMAL([.D3];16)" office:value-type="float" office:value="15408">
            <text:p>15408</text:p>
          </table:table-cell>
        </table:table-row>
        <table:table-row table:style-name="ro1">
          <table:table-cell office:value-type="string">
            <text:p>F190</text:p>
          </table:table-cell>
          <table:table-cell office:value-type="string">
            <text:p>7890</text:p>
          </table:table-cell>
          <table:table-cell office:value-type="string">
            <text:p>78E0</text:p>
          </table:table-cell>
          <table:table-cell office:value-type="string">
            <text:p>3C40</text:p>
          </table:table-cell>
          <table:table-cell table:formula="oooc:=DECIMAL([.A4];16)*4.096*1.2207/65535" office:value-type="float" office:value="4.71807749214923">
            <text:p>4.72</text:p>
          </table:table-cell>
          <table:table-cell table:formula="oooc:=DECIMAL([.B4];16)" office:value-type="float" office:value="30864">
            <text:p>30864</text:p>
          </table:table-cell>
          <table:table-cell table:formula="oooc:=DECIMAL([.C4];16)" office:value-type="float" office:value="30944">
            <text:p>30944</text:p>
          </table:table-cell>
          <table:table-cell table:formula="oooc:=DECIMAL([.D4];16)" office:value-type="float" office:value="15424">
            <text:p>15424</text:p>
          </table:table-cell>
        </table:table-row>
        <table:table-row table:style-name="ro1">
          <table:table-cell office:value-type="string">
            <text:p>F1C0</text:p>
          </table:table-cell>
          <table:table-cell office:value-type="string">
            <text:p>7890</text:p>
          </table:table-cell>
          <table:table-cell office:value-type="string">
            <text:p>78E0</text:p>
          </table:table-cell>
          <table:table-cell office:value-type="string">
            <text:p>3C40</text:p>
          </table:table-cell>
          <table:table-cell table:formula="oooc:=DECIMAL([.A5];16)*4.096*1.2207/65535" office:value-type="float" office:value="4.7217396480293">
            <text:p>4.72</text:p>
          </table:table-cell>
          <table:table-cell table:formula="oooc:=DECIMAL([.B5];16)" office:value-type="float" office:value="30864">
            <text:p>30864</text:p>
          </table:table-cell>
          <table:table-cell table:formula="oooc:=DECIMAL([.C5];16)" office:value-type="float" office:value="30944">
            <text:p>30944</text:p>
          </table:table-cell>
          <table:table-cell table:formula="oooc:=DECIMAL([.D5];16)" office:value-type="float" office:value="15424">
            <text:p>15424</text:p>
          </table:table-cell>
        </table:table-row>
        <table:table-row table:style-name="ro1">
          <table:table-cell office:value-type="string">
            <text:p>F1C0</text:p>
          </table:table-cell>
          <table:table-cell office:value-type="string">
            <text:p>7880</text:p>
          </table:table-cell>
          <table:table-cell office:value-type="string">
            <text:p>78E0</text:p>
          </table:table-cell>
          <table:table-cell office:value-type="string">
            <text:p>3C30</text:p>
          </table:table-cell>
          <table:table-cell table:formula="oooc:=DECIMAL([.A6];16)*4.096*1.2207/65535" office:value-type="float" office:value="4.7217396480293">
            <text:p>4.72</text:p>
          </table:table-cell>
          <table:table-cell table:formula="oooc:=DECIMAL([.B6];16)" office:value-type="float" office:value="30848">
            <text:p>30848</text:p>
          </table:table-cell>
          <table:table-cell table:formula="oooc:=DECIMAL([.C6];16)" office:value-type="float" office:value="30944">
            <text:p>30944</text:p>
          </table:table-cell>
          <table:table-cell table:formula="oooc:=DECIMAL([.D6];16)" office:value-type="float" office:value="15408">
            <text:p>15408</text:p>
          </table:table-cell>
        </table:table-row>
        <table:table-row table:style-name="ro1">
          <table:table-cell office:value-type="string">
            <text:p>F1D0</text:p>
          </table:table-cell>
          <table:table-cell office:value-type="string">
            <text:p>78A0</text:p>
          </table:table-cell>
          <table:table-cell office:value-type="string">
            <text:p>78E0</text:p>
          </table:table-cell>
          <table:table-cell office:value-type="string">
            <text:p>3C40</text:p>
          </table:table-cell>
          <table:table-cell table:formula="oooc:=DECIMAL([.A7];16)*4.096*1.2207/65535" office:value-type="float" office:value="4.72296036665599">
            <text:p>4.72</text:p>
          </table:table-cell>
          <table:table-cell table:formula="oooc:=DECIMAL([.B7];16)" office:value-type="float" office:value="30880">
            <text:p>30880</text:p>
          </table:table-cell>
          <table:table-cell table:formula="oooc:=DECIMAL([.C7];16)" office:value-type="float" office:value="30944">
            <text:p>30944</text:p>
          </table:table-cell>
          <table:table-cell table:formula="oooc:=DECIMAL([.D7];16)" office:value-type="float" office:value="15424">
            <text:p>15424</text:p>
          </table:table-cell>
        </table:table-row>
        <table:table-row table:style-name="ro1">
          <table:table-cell office:value-type="string">
            <text:p>F1B0</text:p>
          </table:table-cell>
          <table:table-cell office:value-type="string">
            <text:p>7880</text:p>
          </table:table-cell>
          <table:table-cell office:value-type="string">
            <text:p>78E0</text:p>
          </table:table-cell>
          <table:table-cell office:value-type="string">
            <text:p>3C40</text:p>
          </table:table-cell>
          <table:table-cell table:formula="oooc:=DECIMAL([.A8];16)*4.096*1.2207/65535" office:value-type="float" office:value="4.72051892940261">
            <text:p>4.72</text:p>
          </table:table-cell>
          <table:table-cell table:formula="oooc:=DECIMAL([.B8];16)" office:value-type="float" office:value="30848">
            <text:p>30848</text:p>
          </table:table-cell>
          <table:table-cell table:formula="oooc:=DECIMAL([.C8];16)" office:value-type="float" office:value="30944">
            <text:p>30944</text:p>
          </table:table-cell>
          <table:table-cell table:formula="oooc:=DECIMAL([.D8];16)" office:value-type="float" office:value="15424">
            <text:p>1542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>
            <text:p>10B0</text:p>
          </table:table-cell>
          <table:table-cell table:number-columns-repeated="3"/>
          <table:table-cell table:formula="oooc:=DECIMAL([.A15];16)" office:value-type="float" office:value="4272">
            <text:p>4272</text:p>
          </table:table-cell>
          <table:table-cell table:formula="oooc:=[.E15]*(128/32768)" office:value-type="float" office:value="16.6875">
            <text:p>16.6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13/07/2007</text:date>, <text:time>22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12-14T23:07:33</meta:creation-date>
    <dc:creator>Simon Bridger</dc:creator>
    <dc:date>2007-07-13T22:57:06</dc:date>
    <dc:language>en-US</dc:language>
    <meta:editing-cycles>2</meta:editing-cycles>
    <meta:editing-duration>PT1H44M46S</meta:editing-duration>
    <meta:user-defined meta:name="Info 1"/>
    <meta:user-defined meta:name="Info 2"/>
    <meta:user-defined meta:name="Info 3"/>
    <meta:user-defined meta:name="Info 4"/>
    <meta:document-statistic meta:table-count="1" meta:cell-count="67"/>
  </office:meta>
</office:document-meta>
</file>